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/>
      <style:text-properties style:font-name="DejaVu Serif Condensed1"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loext:graphic-properties draw:fill="none" draw:fill-color="#ffffff"/>
      <style:paragraph-properties fo:margin-left="0cm" fo:margin-right="0cm" fo:line-height="150%" fo:text-indent="0cm" style:writing-mode="lr-tb"/>
      <style:text-properties style:font-name="DejaVu Serif Condensed1" fo:font-size="18pt" style:font-size-asian="18pt" style:font-size-complex="18pt"/>
    </style:style>
    <style:style style:name="P7" style:family="paragraph">
      <style:paragraph-properties fo:margin-left="0cm" fo:margin-right="0cm" fo:line-height="100%" fo:text-indent="0cm"/>
    </style:style>
    <style:style style:name="T1" style:family="text"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T2" style:family="text">
      <style:text-properties style:font-name="DejaVu Serif Condensed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style-name="gr1" draw:text-style-name="P2" draw:layer="layout" svg:width="27cm" svg:height="1.318cm" svg:x="1.001cm" svg:y="2.382cm">
          <draw:text-box>
            <text:p text:style-name="P1"><text:span text:style-name="T1">Sobrecarga de Operadores</text:span></text:p>
          </draw:text-box>
        </draw:frame>
        <draw:frame draw:style-name="gr2" draw:text-style-name="P3" draw:layer="layout" svg:width="27.5cm" svg:height="13cm" svg:x="0.5cm" svg:y="4.5cm">
          <draw:text-box>
            <text:p text:style-name="P1"><text:span text:style-name="T2">C++ permite sobreescribir operadores, con el fin de mejorar la legibilidad del código.</text:span></text:p>
            <text:p text:style-name="P1"><text:span text:style-name="T2"/></text:p>
            <text:p text:style-name="P1"><text:span text:style-name="T2">Los operadores que podemos sobrecargar son : :+ - * / % ^ &amp; | ~ ! = &lt; &gt; += -= *= /= %= ^= &amp;= |= &lt;&lt; &gt;&gt; &gt;&gt;= &lt;&lt;= == != &lt;= &gt;= &lt;=&gt; &amp;&amp; || ++ -- , -&gt;* -&gt; ( ) [ ]</text:span></text:p>
            <text:p text:style-name="P1"><text:span text:style-name="T2"/></text:p>
            <text:p text:style-name="P1"><text:span text:style-name="T2">Veamos un ejemplo: </text:span></text:p>
            <text:p text:style-name="P1"><text:span text:style-name="T2"/></text:p>
            <text:p text:style-name="P1"><text:span text:style-name="T2">Fraccion&amp; Fraccion::operator*=(const Fraccion&amp; rhs)</text:span></text:p>
            <text:p text:style-name="P1"><text:span text:style-name="T2">{</text:span></text:p>
            <text:p text:style-name="P1"><text:span text:style-name="T2"><text:s text:c="4"/></text:span><text:span text:style-name="T2">int new_n = n * rhs.n/gcd(n * rhs.n, d * rhs.d);</text:span></text:p>
            <text:p text:style-name="P1"><text:span text:style-name="T2"><text:s text:c="4"/></text:span><text:span text:style-name="T2">d = d * rhs.d/gcd(n * rhs.n, d * rhs.d);</text:span></text:p>
            <text:p text:style-name="P1"><text:span text:style-name="T2"><text:s text:c="4"/></text:span><text:span text:style-name="T2">n = new_n;</text:span></text:p>
            <text:p text:style-name="P1"><text:span text:style-name="T2"><text:s text:c="4"/></text:span><text:span text:style-name="T2">return *this;</text:span></text:p>
            <text:p text:style-name="P1"><text:span text:style-name="T2">}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 xml:id="id2" draw:id="id2">
        <office:forms form:automatic-focus="false" form:apply-design-mode="false"/>
        <draw:frame draw:style-name="gr1" draw:text-style-name="P2" draw:layer="layout" svg:width="27cm" svg:height="1.318cm" svg:x="1.001cm" svg:y="2.382cm">
          <draw:text-box>
            <text:p text:style-name="P1"><text:span text:style-name="T1">Restricciones</text:span></text:p>
          </draw:text-box>
        </draw:frame>
        <draw:frame draw:style-name="gr2" draw:text-style-name="P6" draw:layer="layout" svg:width="26cm" svg:height="13.511cm" svg:x="0.5cm" svg:y="4.5cm">
          <draw:text-box>
            <text:list text:style-name="L1">
              <text:list-item>
                <text:p text:style-name="P5"><text:span text:style-name="T2">Los operadores :: (resolución del alcance),. (acceso de miembros),. * (acceso de miembros a través del puntero a miembro) y?: (condicional ternario) no se pueden sobrecargar.</text:span></text:p>
              </text:list-item>
              <text:list-item>
                <text:p text:style-name="P5"><text:span text:style-name="T2">No es posible cambiar la precedencia, la agrupación o el número de operandos de los operadores.</text:span></text:p>
              </text:list-item>
              <text:list-item>
                <text:p text:style-name="P5"><text:span text:style-name="T2">La sobrecarga del operador -&gt; debe devolver un puntero sin formato o devolver un objeto (por referencia o por valor) para el que el operador -&gt; está a su vez sobrecargado.</text:span></text:p>
              </text:list-item>
              <text:list-item>
                <text:p text:style-name="P5"><text:span text:style-name="T2">Las sobrecargas de operadores &amp;&amp; y || pierden la evaluación lazy.</text:span></text:p>
              </text:list-item>
              <text:list-item>
                <text:p text:style-name="P5"><text:span text:style-name="T2">&amp;&amp;, || y, (coma) pierden sus propiedades especiales de secuenciación cuando se sobrecargan y se comportan como llamadas de función normales incluso cuando se usan sin la notación de llamada de función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 xml:id="id3" draw:id="id3">
        <office:forms form:automatic-focus="false" form:apply-design-mode="false"/>
        <draw:frame draw:style-name="gr1" draw:text-style-name="P2" draw:layer="layout" svg:width="27cm" svg:height="1.318cm" svg:x="1.201cm" svg:y="2.382cm">
          <draw:text-box>
            <text:p text:style-name="P1"><text:span text:style-name="T1">Sobrecarga del operador &lt;&lt; y &gt;&gt;</text:span></text:p>
          </draw:text-box>
        </draw:frame>
        <draw:frame draw:style-name="gr2" draw:text-style-name="P6" draw:layer="layout" svg:width="27.5cm" svg:height="13cm" svg:x="0.7cm" svg:y="4.5cm">
          <draw:text-box>
            <text:list text:style-name="L1">
              <text:list-item>
                <text:p text:style-name="P5"><text:span text:style-name="T2">Las sobrecargas de operator &gt;&gt; y operator &lt;&lt; que toman std :: istream &amp; o std :: ostream &amp; como argumento de la izquierda y retorna el mismo tipo: </text:span></text:p>
              </text:list-item>
            </text:list>
            <text:p text:style-name="P7"><text:span text:style-name="T2"/></text:p>
            <text:p text:style-name="P7"><text:span text:style-name="T2">std::ostream&amp; operator&lt;&lt;(std::ostream&amp; os, const T&amp; obj)</text:span></text:p>
            <text:p text:style-name="P7"><text:span text:style-name="T2">{</text:span></text:p>
            <text:p text:style-name="P7"><text:span text:style-name="T2"><text:s text:c="4"/></text:span><text:span text:style-name="T2">// write obj to stream</text:span></text:p>
            <text:p text:style-name="P7"><text:span text:style-name="T2"><text:s text:c="4"/></text:span><text:span text:style-name="T2">return os;</text:span></text:p>
            <text:p text:style-name="P7"><text:span text:style-name="T2">}</text:span></text:p>
            <text:p text:style-name="P7"><text:span text:style-name="T2"/></text:p>
            <text:p text:style-name="P7"><text:span text:style-name="T2">std::istream&amp; operator&gt;&gt;(std::istream&amp; is, T&amp; obj)</text:span></text:p>
            <text:p text:style-name="P7"><text:span text:style-name="T2">{</text:span></text:p>
            <text:p text:style-name="P7"><text:span text:style-name="T2"><text:s text:c="4"/></text:span><text:span text:style-name="T2">// read obj from stream</text:span></text:p>
            <text:p text:style-name="P7"><text:span text:style-name="T2"><text:s text:c="4"/></text:span><text:span text:style-name="T2">if( /* T could not be constructed */ )</text:span></text:p>
            <text:p text:style-name="P7"><text:span text:style-name="T2"><text:s text:c="8"/></text:span><text:span text:style-name="T2">is.setstate(std::ios::failbit);</text:span></text:p>
            <text:p text:style-name="P7"><text:span text:style-name="T2"><text:s text:c="4"/></text:span><text:span text:style-name="T2">return is;</text:span></text:p>
            <text:p text:style-name="P7"><text:span text:style-name="T2">} </text:span></text:p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1" fo:font-size="24pt" fo:language="es" fo:country="ES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6.2$Linux_X86_64 LibreOffice_project/30$Build-2</meta:generator>
    <meta:creation-date>2013-02-18T17:34:35.40</meta:creation-date>
    <meta:editing-cycles>11</meta:editing-cycles>
    <meta:editing-duration>PT2H21M20S</meta:editing-duration>
    <dc:date>2021-06-07T17:10:15.736439133</dc:date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